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49980177195645548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68905497277107938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48595231072951120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23047666235514453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7366990116734477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15828137918953675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1177179863974864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81430196276182594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691901" text:continue-list="list81177179863974864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1662356751752307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71643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0704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71361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72107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1373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44260907467184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3915923702961720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9811815600202122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1238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890931645588912788"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756502197231250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8216793325007347" text:style-name="L15">
        <text:list-item>
          <text:list>
            <text:list-header>
              <text:p text:style-name="P183">1.5 miles averaging about 9:40/mile and rest 1 min</text:p>
            </text:list-header>
          </text:list>
        </text:list-item>
      </text:list>
      <text:p text:style-name="P24">1 mile in 8:26 and rest 2 min</text:p>
      <text:list xml:id="list12561715739733882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7540922361389742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0579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83888875537345971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06406095422337825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9745832076497355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690733" text:continue-list="list7064060954223378258" text:style-name="L19">
        <text:list-item>
          <text:list>
            <text:list-header>
              <text:p text:style-name="P187">(Pace*HR)=1240</text:p>
            </text:list-header>
          </text:list>
        </text:list-item>
      </text:list>
      <text:list xml:id="list40699227" text:continue-list="list3838888755373459715" text:style-name="L18">
        <text:list-item>
          <text:list>
            <text:list-header>
              <text:p text:style-name="P186">2 miles at 10:46/mile Ave HR= 121 bpm and rest a few minutes</text:p>
            </text:list-header>
          </text:list>
        </text:list-item>
      </text:list>
      <text:list xml:id="list40699724" text:continue-list="list4069073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69240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55090258180621478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241664654517754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7459303260479083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203873559886403331"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1289297694326788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233620053588148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69574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0262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4850891110717394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477150890023913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70396417031527483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438625616877456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52491414824258125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748118825702022393" text:style-name="L32">
        <text:list-item>
          <text:list>
            <text:list-header>
              <text:p text:style-name="P197">0.25 miles in 2:54</text:p>
              <text:p text:style-name="P197">1 mile in 9:21 going faster as I ran and ending at around 8:30 pace</text:p>
            </text:list-header>
          </text:list>
        </text:list-item>
      </text:list>
      <text:list xml:id="list224526223907693375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816011754200706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6316129208232651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8336226476003581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08075570737950574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8334428135458978511" text:style-name="L39">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4905656534473629529"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4T20:44:59.55</dc:date>
    <dc:creator>James Lombardi</dc:creator>
    <meta:editing-duration>P28DT20H31M2S</meta:editing-duration>
    <meta:editing-cycles>2129</meta:editing-cycles>
    <meta:generator>OpenOffice/4.1.2$Win32 OpenOffice.org_project/412m3$Build-9782</meta:generator>
    <meta:document-statistic meta:table-count="0" meta:image-count="9" meta:object-count="0" meta:page-count="211" meta:paragraph-count="6157" meta:word-count="66586" meta:character-count="340977"/>
  </office:meta>
</office:document-meta>
</file>